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Sheet1" table:style-name="ta1" table:print="false">
        <table:table-column table:style-name="co1" table:number-columns-repeated="25" table:default-cell-style-name="Default"/>
        <table:table-column table:style-name="co2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EXP</text:p>
          </table:table-cell>
          <table:table-cell office:value-type="string">
            <text:p>QUEUE</text:p>
          </table:table-cell>
          <table:table-cell office:value-type="string">
            <text:p>BLOCKFRQ</text:p>
          </table:table-cell>
          <table:table-cell office:value-type="string">
            <text:p>WORKFRQ</text:p>
          </table:table-cell>
          <table:table-cell/>
          <table:table-cell office:value-type="string">
            <text:p>EXP</text:p>
          </table:table-cell>
          <table:table-cell office:value-type="string">
            <text:p>QUEUE</text:p>
          </table:table-cell>
          <table:table-cell office:value-type="string">
            <text:p>BLOCKFRQ</text:p>
          </table:table-cell>
          <table:table-cell office:value-type="string">
            <text:p>WORKFRQ</text:p>
          </table:table-cell>
          <table:table-cell/>
          <table:table-cell office:value-type="string">
            <text:p>EXP</text:p>
          </table:table-cell>
          <table:table-cell office:value-type="string">
            <text:p>QUEUE</text:p>
          </table:table-cell>
          <table:table-cell office:value-type="string">
            <text:p>BLOCKFRQ</text:p>
          </table:table-cell>
          <table:table-cell office:value-type="string">
            <text:p>WORKFRQ</text:p>
          </table:table-cell>
          <table:table-cell/>
          <table:table-cell office:value-type="string">
            <text:p>EXP</text:p>
          </table:table-cell>
          <table:table-cell office:value-type="string">
            <text:p>QUEUE</text:p>
          </table:table-cell>
          <table:table-cell office:value-type="string">
            <text:p>BLOCKFRQ</text:p>
          </table:table-cell>
          <table:table-cell office:value-type="string">
            <text:p>WORKFRQ</text:p>
          </table:table-cell>
          <table:table-cell/>
          <table:table-cell office:value-type="string">
            <text:p>EXP</text:p>
          </table:table-cell>
          <table:table-cell office:value-type="string">
            <text:p>QUEUE</text:p>
          </table:table-cell>
          <table:table-cell office:value-type="string">
            <text:p>BLOCKFRQ</text:p>
          </table:table-cell>
          <table:table-cell office:value-type="string">
            <text:p>WORKFRQ</text:p>
          </table:table-cell>
          <table:table-cell/>
          <table:table-cell office:value-type="string">
            <text:p>EXP</text:p>
          </table:table-cell>
          <table:table-cell office:value-type="string">
            <text:p>QUEUE</text:p>
          </table:table-cell>
          <table:table-cell office:value-type="string">
            <text:p>BLOCKFRQ</text:p>
          </table:table-cell>
          <table:table-cell office:value-type="string">
            <text:p>WORKFRQ</text:p>
          </table:table-cell>
          <table:table-cell/>
          <table:table-cell office:value-type="string">
            <text:p>EXP</text:p>
          </table:table-cell>
          <table:table-cell office:value-type="string">
            <text:p>QUEUE</text:p>
          </table:table-cell>
          <table:table-cell office:value-type="string">
            <text:p>BLOCKFRQ</text:p>
          </table:table-cell>
          <table:table-cell office:value-type="string">
            <text:p>WORKFRQ</text:p>
          </table:table-cell>
          <table:table-cell/>
          <table:table-cell office:value-type="string">
            <text:p>EXP</text:p>
          </table:table-cell>
          <table:table-cell office:value-type="string">
            <text:p>QUEUE</text:p>
          </table:table-cell>
          <table:table-cell office:value-type="string">
            <text:p>BLOCKFRQ</text:p>
          </table:table-cell>
          <table:table-cell office:value-type="string">
            <text:p>WORKFRQ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988"/>
        </table:table-row>
        <table:table-row table:style-name="ro1" table:visibility="collapse">
          <table:table-cell/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409">
            <text:p>1409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925">
            <text:p>925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412">
            <text:p>412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644">
            <text:p>644</text:p>
          </table:table-cell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243">
            <text:p>1243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631">
            <text:p>631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909">
            <text:p>909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633">
            <text:p>633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778">
            <text:p>778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1660">
            <text:p>166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415">
            <text:p>415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064">
            <text:p>1064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546">
            <text:p>546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3557">
            <text:p>3557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289">
            <text:p>2289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411">
            <text:p>411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420">
            <text:p>42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951">
            <text:p>951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697">
            <text:p>6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905">
            <text:p>90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342">
            <text:p>2342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411">
            <text:p>411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886">
            <text:p>88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2965">
            <text:p>296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812">
            <text:p>812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433">
            <text:p>1433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225">
            <text:p>225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727">
            <text:p>727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938">
            <text:p>938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672">
            <text:p>1672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1404">
            <text:p>140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352">
            <text:p>1352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1806">
            <text:p>180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1922">
            <text:p>192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773">
            <text:p>77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1925">
            <text:p>19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428">
            <text:p>428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3343">
            <text:p>3343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274">
            <text:p>274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417">
            <text:p>417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4473">
            <text:p>4473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495">
            <text:p>495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2438">
            <text:p>2438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651">
            <text:p>165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1286">
            <text:p>1286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2517">
            <text:p>2517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457">
            <text:p>457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1330">
            <text:p>133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457">
            <text:p>1457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2146">
            <text:p>2146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1253">
            <text:p>1253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float" office:value="835">
            <text:p>835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1959">
            <text:p>1959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177">
            <text:p>177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957">
            <text:p>95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1141">
            <text:p>1141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416">
            <text:p>416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319">
            <text:p>319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1844">
            <text:p>1844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917">
            <text:p>1917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3614">
            <text:p>3614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607">
            <text:p>607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482">
            <text:p>482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254">
            <text:p>1254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612">
            <text:p>612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1439">
            <text:p>143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278">
            <text:p>1278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636">
            <text:p>636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742">
            <text:p>742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1457">
            <text:p>1457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2335">
            <text:p>233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359">
            <text:p>359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504">
            <text:p>504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1538">
            <text:p>1538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2900">
            <text:p>2900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1651">
            <text:p>1651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985"/>
        </table:table-row>
        <table:table-row table:style-name="ro1" table:visibility="collapse">
          <table:table-cell/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477">
            <text:p>477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1229">
            <text:p>1229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118">
            <text:p>1118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1104">
            <text:p>1104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317">
            <text:p>31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427">
            <text:p>427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1487">
            <text:p>1487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2786">
            <text:p>2786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414">
            <text:p>414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148">
            <text:p>1148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317">
            <text:p>317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2237">
            <text:p>223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99">
            <text:p>299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580">
            <text:p>580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2349">
            <text:p>2349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2811">
            <text:p>281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43">
            <text:p>2043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183">
            <text:p>183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759">
            <text:p>275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785">
            <text:p>2785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2184">
            <text:p>2184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589">
            <text:p>589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985"/>
        </table:table-row>
        <table:table-row table:style-name="ro1" table:visibility="collapse">
          <table:table-cell/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1923">
            <text:p>1923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625">
            <text:p>625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781">
            <text:p>781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585">
            <text:p>585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1809">
            <text:p>180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284">
            <text:p>284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1387">
            <text:p>1387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231">
            <text:p>123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443">
            <text:p>443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2482">
            <text:p>2482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401">
            <text:p>401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790">
            <text:p>790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2108">
            <text:p>2108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45">
            <text:p>145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1229">
            <text:p>1229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788">
            <text:p>1788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802">
            <text:p>802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2060">
            <text:p>206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1561">
            <text:p>1561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1304">
            <text:p>1304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2363">
            <text:p>236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739">
            <text:p>739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2147">
            <text:p>214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616">
            <text:p>1616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915">
            <text:p>915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879">
            <text:p>879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1170">
            <text:p>1170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535">
            <text:p>535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529">
            <text:p>529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1629">
            <text:p>162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834">
            <text:p>1834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3689">
            <text:p>368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717">
            <text:p>717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4797">
            <text:p>4797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752">
            <text:p>75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4675">
            <text:p>4675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4031">
            <text:p>4031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float" office:value="3311">
            <text:p>33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345">
            <text:p>1345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3713">
            <text:p>371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559">
            <text:p>559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985"/>
        </table:table-row>
        <table:table-row table:style-name="ro1" table:visibility="collapse">
          <table:table-cell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2757">
            <text:p>2757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506">
            <text:p>506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985"/>
        </table:table-row>
        <table:table-row table:style-name="ro1">
          <table:table-cell table:style-name="ce1" office:value-type="string">
            <text:p>AVERAGES</text:p>
          </table:table-cell>
          <table:table-cell table:style-name="ce1" table:formula="of:=AVERAGE([.B3:.B102])" office:value-type="float" office:value="206.42">
            <text:p>206.420</text:p>
          </table:table-cell>
          <table:table-cell table:style-name="ce1" table:formula="of:=AVERAGE([.C3:.C102])" office:value-type="float" office:value="2.78">
            <text:p>2.780</text:p>
          </table:table-cell>
          <table:table-cell table:style-name="ce1" table:formula="of:=AVERAGE([.D3:.D102])" office:value-type="float" office:value="90.62">
            <text:p>90.620</text:p>
          </table:table-cell>
          <table:table-cell table:style-name="ce1"/>
          <table:table-cell table:style-name="ce1" office:value-type="string">
            <text:p>AVERAGES</text:p>
          </table:table-cell>
          <table:table-cell table:style-name="ce1" table:formula="of:=AVERAGE([.G3:.G102])" office:value-type="float" office:value="316.47">
            <text:p>316.470</text:p>
          </table:table-cell>
          <table:table-cell table:style-name="ce1" table:formula="of:=AVERAGE([.H3:.H102])" office:value-type="float" office:value="0.41">
            <text:p>0.410</text:p>
          </table:table-cell>
          <table:table-cell table:style-name="ce1" table:formula="of:=AVERAGE([.I3:.I102])" office:value-type="float" office:value="90.87">
            <text:p>90.870</text:p>
          </table:table-cell>
          <table:table-cell table:style-name="ce1"/>
          <table:table-cell table:style-name="ce1" office:value-type="string">
            <text:p>AVERAGES</text:p>
          </table:table-cell>
          <table:table-cell table:style-name="ce1" table:formula="of:=AVERAGE([.L3:.L102])" office:value-type="float" office:value="61.74">
            <text:p>61.740</text:p>
          </table:table-cell>
          <table:table-cell table:style-name="ce1" table:formula="of:=AVERAGE([.M3:.M102])" office:value-type="float" office:value="0.16">
            <text:p>0.160</text:p>
          </table:table-cell>
          <table:table-cell table:style-name="ce1" table:formula="of:=AVERAGE([.N3:.N102])" office:value-type="float" office:value="79.99">
            <text:p>79.990</text:p>
          </table:table-cell>
          <table:table-cell table:style-name="ce1"/>
          <table:table-cell table:style-name="ce1" office:value-type="string">
            <text:p>AVERAGES</text:p>
          </table:table-cell>
          <table:table-cell table:style-name="ce1" table:formula="of:=AVERAGE([.Q3:.Q102])" office:value-type="float" office:value="52.28">
            <text:p>52.280</text:p>
          </table:table-cell>
          <table:table-cell table:style-name="ce1" table:formula="of:=AVERAGE([.R3:.R102])" office:value-type="float" office:value="1.33">
            <text:p>1.330</text:p>
          </table:table-cell>
          <table:table-cell table:style-name="ce1" table:formula="of:=AVERAGE([.S3:.S102])" office:value-type="float" office:value="79.87">
            <text:p>79.870</text:p>
          </table:table-cell>
          <table:table-cell table:style-name="ce1"/>
          <table:table-cell table:style-name="ce1" office:value-type="string">
            <text:p>AVERAGES</text:p>
          </table:table-cell>
          <table:table-cell table:style-name="ce1" table:formula="of:=AVERAGE([.V3:.V102])" office:value-type="float" office:value="752.19">
            <text:p>752.190</text:p>
          </table:table-cell>
          <table:table-cell table:style-name="ce1" table:formula="of:=AVERAGE([.W3:.W102])" office:value-type="float" office:value="0.86">
            <text:p>0.860</text:p>
          </table:table-cell>
          <table:table-cell table:style-name="ce1" table:formula="of:=AVERAGE([.X3:.X102])" office:value-type="float" office:value="91.66">
            <text:p>91.660</text:p>
          </table:table-cell>
          <table:table-cell table:style-name="ce1"/>
          <table:table-cell table:style-name="ce1" office:value-type="string">
            <text:p>AVERAGES</text:p>
          </table:table-cell>
          <table:table-cell table:style-name="ce1" table:formula="of:=AVERAGE([.AA3:.AA102])" office:value-type="float" office:value="1145.85">
            <text:p>1145.850</text:p>
          </table:table-cell>
          <table:table-cell table:style-name="ce1" table:formula="of:=AVERAGE([.AB3:.AB102])" office:value-type="float" office:value="3.02">
            <text:p>3.020</text:p>
          </table:table-cell>
          <table:table-cell table:style-name="ce1" table:formula="of:=AVERAGE([.AC3:.AC102])" office:value-type="float" office:value="88.66">
            <text:p>88.660</text:p>
          </table:table-cell>
          <table:table-cell table:style-name="ce1"/>
          <table:table-cell table:style-name="ce1" office:value-type="string">
            <text:p>AVERAGES</text:p>
          </table:table-cell>
          <table:table-cell table:style-name="ce1" table:formula="of:=AVERAGE([.AF3:.AF102])" office:value-type="float" office:value="294.83">
            <text:p>294.830</text:p>
          </table:table-cell>
          <table:table-cell table:style-name="ce1" table:formula="of:=AVERAGE([.AG3:.AG102])" office:value-type="float" office:value="1.95">
            <text:p>1.950</text:p>
          </table:table-cell>
          <table:table-cell table:style-name="ce1" table:formula="of:=AVERAGE([.AH3:.AH102])" office:value-type="float" office:value="84.28">
            <text:p>84.280</text:p>
          </table:table-cell>
          <table:table-cell table:style-name="ce1"/>
          <table:table-cell table:style-name="ce1" office:value-type="string">
            <text:p>AVERAGES</text:p>
          </table:table-cell>
          <table:table-cell table:style-name="ce1" table:formula="of:=AVERAGE([.AK3:.AK102])" office:value-type="float" office:value="122.99">
            <text:p>122.990</text:p>
          </table:table-cell>
          <table:table-cell table:style-name="ce1" table:formula="of:=AVERAGE([.AL3:.AL102])" office:value-type="float" office:value="0.6">
            <text:p>0.600</text:p>
          </table:table-cell>
          <table:table-cell table:style-name="ce1" table:formula="of:=AVERAGE([.AM3:.AM102])" office:value-type="float" office:value="77.03">
            <text:p>77.030</text:p>
          </table:table-cell>
          <table:table-cell table:style-name="ce1" table:number-columns-repeated="985"/>
        </table:table-row>
        <table:table-row table:style-name="ro1">
          <table:table-cell table:style-name="ce1" office:value-type="string">
            <text:p>STDEV</text:p>
          </table:table-cell>
          <table:table-cell table:style-name="ce1" table:formula="of:=STDEV([.B3:.B102])" office:value-type="float" office:value="283.687450009565">
            <text:p>283.687</text:p>
          </table:table-cell>
          <table:table-cell table:style-name="ce1" table:formula="of:=STDEV([.C3:.C102])" office:value-type="float" office:value="3.48903042883454">
            <text:p>3.489</text:p>
          </table:table-cell>
          <table:table-cell table:style-name="ce1" table:formula="of:=STDEV([.D3:.D102])" office:value-type="float" office:value="8.67456516536021">
            <text:p>8.675</text:p>
          </table:table-cell>
          <table:table-cell table:style-name="ce1"/>
          <table:table-cell table:style-name="ce1" office:value-type="string">
            <text:p>STDEV</text:p>
          </table:table-cell>
          <table:table-cell table:style-name="ce1" table:formula="of:=STDEV([.G3:.G102])" office:value-type="float" office:value="380.421442400903">
            <text:p>380.421</text:p>
          </table:table-cell>
          <table:table-cell table:style-name="ce1" table:formula="of:=STDEV([.H3:.H102])" office:value-type="float" office:value="0.779730593204986">
            <text:p>0.780</text:p>
          </table:table-cell>
          <table:table-cell table:style-name="ce1" table:formula="of:=STDEV([.I3:.I102])" office:value-type="float" office:value="8.25925254034846">
            <text:p>8.259</text:p>
          </table:table-cell>
          <table:table-cell table:style-name="ce1"/>
          <table:table-cell table:style-name="ce1" office:value-type="string">
            <text:p>STDEV</text:p>
          </table:table-cell>
          <table:table-cell table:style-name="ce1" table:formula="of:=STDEV([.L3:.L102])" office:value-type="float" office:value="139.707531448503">
            <text:p>139.708</text:p>
          </table:table-cell>
          <table:table-cell table:style-name="ce1" table:formula="of:=STDEV([.M3:.M102])" office:value-type="float" office:value="0.581186525805423">
            <text:p>0.581</text:p>
          </table:table-cell>
          <table:table-cell table:style-name="ce1" table:formula="of:=STDEV([.N3:.N102])" office:value-type="float" office:value="11.1731053350572">
            <text:p>11.173</text:p>
          </table:table-cell>
          <table:table-cell table:style-name="ce1"/>
          <table:table-cell table:style-name="ce1" office:value-type="string">
            <text:p>STDEV</text:p>
          </table:table-cell>
          <table:table-cell table:style-name="ce1" table:formula="of:=STDEV([.Q3:.Q102])" office:value-type="float" office:value="119.729415472109">
            <text:p>119.729</text:p>
          </table:table-cell>
          <table:table-cell table:style-name="ce1" table:formula="of:=STDEV([.R3:.R102])" office:value-type="float" office:value="1.491084616423">
            <text:p>1.491</text:p>
          </table:table-cell>
          <table:table-cell table:style-name="ce1" table:formula="of:=STDEV([.S3:.S102])" office:value-type="float" office:value="11.2740472508386">
            <text:p>11.274</text:p>
          </table:table-cell>
          <table:table-cell table:style-name="ce1"/>
          <table:table-cell table:style-name="ce1" office:value-type="string">
            <text:p>STDEV</text:p>
          </table:table-cell>
          <table:table-cell table:style-name="ce1" table:formula="of:=STDEV([.V3:.V102])" office:value-type="float" office:value="869.319828104337">
            <text:p>869.320</text:p>
          </table:table-cell>
          <table:table-cell table:style-name="ce1" table:formula="of:=STDEV([.W3:.W102])" office:value-type="float" office:value="1.17223778054685">
            <text:p>1.172</text:p>
          </table:table-cell>
          <table:table-cell table:style-name="ce1" table:formula="of:=STDEV([.X3:.X102])" office:value-type="float" office:value="9.54015437267896">
            <text:p>9.540</text:p>
          </table:table-cell>
          <table:table-cell table:style-name="ce1"/>
          <table:table-cell table:style-name="ce1" office:value-type="string">
            <text:p>STDEV</text:p>
          </table:table-cell>
          <table:table-cell table:style-name="ce1" table:formula="of:=STDEV([.AA3:.AA102])" office:value-type="float" office:value="1157.47461411611">
            <text:p>1157.475</text:p>
          </table:table-cell>
          <table:table-cell table:style-name="ce1" table:formula="of:=STDEV([.AB3:.AB102])" office:value-type="float" office:value="2.89192536612416">
            <text:p>2.892</text:p>
          </table:table-cell>
          <table:table-cell table:style-name="ce1" table:formula="of:=STDEV([.AC3:.AC102])" office:value-type="float" office:value="9.70496072255126">
            <text:p>9.705</text:p>
          </table:table-cell>
          <table:table-cell table:style-name="ce1"/>
          <table:table-cell table:style-name="ce1" office:value-type="string">
            <text:p>STDEV</text:p>
          </table:table-cell>
          <table:table-cell table:style-name="ce1" table:formula="of:=STDEV([.AF3:.AF102])" office:value-type="float" office:value="410.895623282024">
            <text:p>410.896</text:p>
          </table:table-cell>
          <table:table-cell table:style-name="ce1" table:formula="of:=STDEV([.AG3:.AG102])" office:value-type="float" office:value="1.9816073467687">
            <text:p>1.982</text:p>
          </table:table-cell>
          <table:table-cell table:style-name="ce1" table:formula="of:=STDEV([.AH3:.AH102])" office:value-type="float" office:value="13.3136824888586">
            <text:p>13.314</text:p>
          </table:table-cell>
          <table:table-cell table:style-name="ce1"/>
          <table:table-cell table:style-name="ce1" office:value-type="string">
            <text:p>STDEV</text:p>
          </table:table-cell>
          <table:table-cell table:style-name="ce1" table:formula="of:=STDEV([.AK3:.AK102])" office:value-type="float" office:value="207.621912342721">
            <text:p>207.622</text:p>
          </table:table-cell>
          <table:table-cell table:style-name="ce1" table:formula="of:=STDEV([.AL3:.AL102])" office:value-type="float" office:value="1.21439181269781">
            <text:p>1.214</text:p>
          </table:table-cell>
          <table:table-cell table:style-name="ce1" table:formula="of:=STDEV([.AM3:.AM102])" office:value-type="float" office:value="14.7103035421785">
            <text:p>14.710</text:p>
          </table:table-cell>
          <table:table-cell table:style-name="ce1" table:number-columns-repeated="985"/>
        </table:table-row>
        <table:table-row table:style-name="ro1">
          <table:table-cell table:style-name="ce1" office:value-type="string">
            <text:p>Lower</text:p>
          </table:table-cell>
          <table:table-cell table:style-name="ce1" table:formula="of:=[.B103]-1.96*[.B104]/SQRT(99)" office:value-type="float" office:value="150.537143465082">
            <text:p>150.537</text:p>
          </table:table-cell>
          <table:table-cell table:style-name="ce1" table:formula="of:=[.C103]-1.96*[.C104]/SQRT(99)" office:value-type="float" office:value="2.09270492616452">
            <text:p>2.093</text:p>
          </table:table-cell>
          <table:table-cell table:style-name="ce1" table:formula="of:=[.D103]-1.96*[.D104]/SQRT(99)" office:value-type="float" office:value="88.911219859665">
            <text:p>88.911</text:p>
          </table:table-cell>
          <table:table-cell table:style-name="ce1"/>
          <table:table-cell table:style-name="ce1" office:value-type="string">
            <text:p>Lower</text:p>
          </table:table-cell>
          <table:table-cell table:style-name="ce1" table:formula="of:=[.G103]-1.96*[.G104]/SQRT(99)" office:value-type="float" office:value="241.531764671721">
            <text:p>241.532</text:p>
          </table:table-cell>
          <table:table-cell table:style-name="ce1" table:formula="of:=[.H103]-1.96*[.H104]/SQRT(99)" office:value-type="float" office:value="0.25640288855044">
            <text:p>0.256</text:p>
          </table:table-cell>
          <table:table-cell table:style-name="ce1" table:formula="of:=[.I103]-1.96*[.I104]/SQRT(99)" office:value-type="float" office:value="89.2430312187501">
            <text:p>89.243</text:p>
          </table:table-cell>
          <table:table-cell table:style-name="ce1"/>
          <table:table-cell table:style-name="ce1" office:value-type="string">
            <text:p>Lower</text:p>
          </table:table-cell>
          <table:table-cell table:style-name="ce1" table:formula="of:=[.L103]-1.96*[.L104]/SQRT(99)" office:value-type="float" office:value="34.2193749722769">
            <text:p>34.219</text:p>
          </table:table-cell>
          <table:table-cell table:style-name="ce1" table:formula="of:=[.M103]-1.96*[.M104]/SQRT(99)" office:value-type="float" office:value="0.0455135705138995">
            <text:p>0.046</text:p>
          </table:table-cell>
          <table:table-cell table:style-name="ce1" table:formula="of:=[.N103]-1.96*[.N104]/SQRT(99)" office:value-type="float" office:value="77.789038898381">
            <text:p>77.789</text:p>
          </table:table-cell>
          <table:table-cell table:style-name="ce1"/>
          <table:table-cell table:style-name="ce1" office:value-type="string">
            <text:p>Lower</text:p>
          </table:table-cell>
          <table:table-cell table:style-name="ce1" table:formula="of:=[.Q103]-1.96*[.Q104]/SQRT(99)" office:value-type="float" office:value="28.6948123309232">
            <text:p>28.695</text:p>
          </table:table-cell>
          <table:table-cell table:style-name="ce1" table:formula="of:=[.R103]-1.96*[.R104]/SQRT(99)" office:value-type="float" office:value="1.03627510064975">
            <text:p>1.036</text:p>
          </table:table-cell>
          <table:table-cell table:style-name="ce1" table:formula="of:=[.S103]-1.96*[.S104]/SQRT(99)" office:value-type="float" office:value="77.6491546116501">
            <text:p>77.649</text:p>
          </table:table-cell>
          <table:table-cell table:style-name="ce1"/>
          <table:table-cell table:style-name="ce1" office:value-type="string">
            <text:p>Lower</text:p>
          </table:table-cell>
          <table:table-cell table:style-name="ce1" table:formula="of:=[.V103]-1.96*[.V104]/SQRT(99)" office:value-type="float" office:value="580.944937043299">
            <text:p>580.945</text:p>
          </table:table-cell>
          <table:table-cell table:style-name="ce1" table:formula="of:=[.W103]-1.96*[.W104]/SQRT(99)" office:value-type="float" office:value="0.629083913606677">
            <text:p>0.629</text:p>
          </table:table-cell>
          <table:table-cell table:style-name="ce1" table:formula="of:=[.X103]-1.96*[.X104]/SQRT(99)" office:value-type="float" office:value="89.7807096820412">
            <text:p>89.781</text:p>
          </table:table-cell>
          <table:table-cell table:style-name="ce1"/>
          <table:table-cell table:style-name="ce1" office:value-type="string">
            <text:p>Lower</text:p>
          </table:table-cell>
          <table:table-cell table:style-name="ce1" table:formula="of:=[.AA103]-1.96*[.AA104]/SQRT(99)" office:value-type="float" office:value="917.842071551707">
            <text:p>917.842</text:p>
          </table:table-cell>
          <table:table-cell table:style-name="ce1" table:formula="of:=[.AB103]-1.96*[.AB104]/SQRT(99)" office:value-type="float" office:value="2.45032710703502">
            <text:p>2.450</text:p>
          </table:table-cell>
          <table:table-cell table:style-name="ce1" table:formula="of:=[.AC103]-1.96*[.AC104]/SQRT(99)" office:value-type="float" office:value="86.7482449057332">
            <text:p>86.748</text:p>
          </table:table-cell>
          <table:table-cell table:style-name="ce1"/>
          <table:table-cell table:style-name="ce1" office:value-type="string">
            <text:p>Lower</text:p>
          </table:table-cell>
          <table:table-cell table:style-name="ce1" table:formula="of:=[.AF103]-1.96*[.AF104]/SQRT(99)" office:value-type="float" office:value="213.888734653504">
            <text:p>213.889</text:p>
          </table:table-cell>
          <table:table-cell table:style-name="ce1" table:formula="of:=[.AG103]-1.96*[.AG104]/SQRT(99)" office:value-type="float" office:value="1.55964829757439">
            <text:p>1.560</text:p>
          </table:table-cell>
          <table:table-cell table:style-name="ce1" table:formula="of:=[.AH103]-1.96*[.AH104]/SQRT(99)" office:value-type="float" office:value="81.6573721451152">
            <text:p>81.657</text:p>
          </table:table-cell>
          <table:table-cell table:style-name="ce1"/>
          <table:table-cell table:style-name="ce1" office:value-type="string">
            <text:p>Lower</text:p>
          </table:table-cell>
          <table:table-cell table:style-name="ce1" table:formula="of:=[.AK103]-1.96*[.AK104]/SQRT(99)" office:value-type="float" office:value="82.0910968565499">
            <text:p>82.091</text:p>
          </table:table-cell>
          <table:table-cell table:style-name="ce1" table:formula="of:=[.AL103]-1.96*[.AL104]/SQRT(99)" office:value-type="float" office:value="0.360780099916713">
            <text:p>0.361</text:p>
          </table:table-cell>
          <table:table-cell table:style-name="ce1" table:formula="of:=[.AM103]-1.96*[.AM104]/SQRT(99)" office:value-type="float" office:value="74.1322553785691">
            <text:p>74.132</text:p>
          </table:table-cell>
          <table:table-cell table:style-name="ce1" table:number-columns-repeated="985"/>
        </table:table-row>
        <table:table-row table:style-name="ro1">
          <table:table-cell table:style-name="ce1" office:value-type="string">
            <text:p>Upper</text:p>
          </table:table-cell>
          <table:table-cell table:style-name="ce1" table:formula="of:=[.B103]+1.96*[.B104]/SQRT(99)" office:value-type="float" office:value="262.302856534918">
            <text:p>262.303</text:p>
          </table:table-cell>
          <table:table-cell table:style-name="ce1" table:formula="of:=[.C103]+1.96*[.C104]/SQRT(99)" office:value-type="float" office:value="3.46729507383548">
            <text:p>3.467</text:p>
          </table:table-cell>
          <table:table-cell table:style-name="ce1" table:formula="of:=[.D103]+1.96*[.D104]/SQRT(99)" office:value-type="float" office:value="92.328780140335">
            <text:p>92.329</text:p>
          </table:table-cell>
          <table:table-cell table:style-name="ce1"/>
          <table:table-cell table:style-name="ce1" office:value-type="string">
            <text:p>Upper</text:p>
          </table:table-cell>
          <table:table-cell table:style-name="ce1" table:formula="of:=[.G103]+1.96*[.G104]/SQRT(99)" office:value-type="float" office:value="391.408235328279">
            <text:p>391.408</text:p>
          </table:table-cell>
          <table:table-cell table:style-name="ce1" table:formula="of:=[.H103]+1.96*[.H104]/SQRT(99)" office:value-type="float" office:value="0.56359711144956">
            <text:p>0.564</text:p>
          </table:table-cell>
          <table:table-cell table:style-name="ce1" table:formula="of:=[.I103]+1.96*[.I104]/SQRT(99)" office:value-type="float" office:value="92.4969687812499">
            <text:p>92.497</text:p>
          </table:table-cell>
          <table:table-cell table:style-name="ce1"/>
          <table:table-cell table:style-name="ce1" office:value-type="string">
            <text:p>Upper</text:p>
          </table:table-cell>
          <table:table-cell table:style-name="ce1" table:formula="of:=[.L103]+1.96*[.L104]/SQRT(99)" office:value-type="float" office:value="89.2606250277231">
            <text:p>89.261</text:p>
          </table:table-cell>
          <table:table-cell table:style-name="ce1" table:formula="of:=[.M103]+1.96*[.M104]/SQRT(99)" office:value-type="float" office:value="0.2744864294861">
            <text:p>0.274</text:p>
          </table:table-cell>
          <table:table-cell table:style-name="ce1" table:formula="of:=[.N103]+1.96*[.N104]/SQRT(99)" office:value-type="float" office:value="82.190961101619">
            <text:p>82.191</text:p>
          </table:table-cell>
          <table:table-cell table:style-name="ce1"/>
          <table:table-cell table:style-name="ce1" office:value-type="string">
            <text:p>Upper</text:p>
          </table:table-cell>
          <table:table-cell table:style-name="ce1" table:formula="of:=[.Q103]+1.96*[.Q104]/SQRT(99)" office:value-type="float" office:value="75.8651876690768">
            <text:p>75.865</text:p>
          </table:table-cell>
          <table:table-cell table:style-name="ce1" table:formula="of:=[.R103]+1.96*[.R104]/SQRT(99)" office:value-type="float" office:value="1.62372489935025">
            <text:p>1.624</text:p>
          </table:table-cell>
          <table:table-cell table:style-name="ce1" table:formula="of:=[.S103]+1.96*[.S104]/SQRT(99)" office:value-type="float" office:value="82.09084538835">
            <text:p>82.091</text:p>
          </table:table-cell>
          <table:table-cell table:style-name="ce1"/>
          <table:table-cell table:style-name="ce1" office:value-type="string">
            <text:p>Upper</text:p>
          </table:table-cell>
          <table:table-cell table:style-name="ce1" table:formula="of:=[.V103]+1.96*[.V104]/SQRT(99)" office:value-type="float" office:value="923.435062956701">
            <text:p>923.435</text:p>
          </table:table-cell>
          <table:table-cell table:style-name="ce1" table:formula="of:=[.W103]+1.96*[.W104]/SQRT(99)" office:value-type="float" office:value="1.09091608639332">
            <text:p>1.091</text:p>
          </table:table-cell>
          <table:table-cell table:style-name="ce1" table:formula="of:=[.X103]+1.96*[.X104]/SQRT(99)" office:value-type="float" office:value="93.5392903179588">
            <text:p>93.539</text:p>
          </table:table-cell>
          <table:table-cell table:style-name="ce1"/>
          <table:table-cell table:style-name="ce1" office:value-type="string">
            <text:p>Upper</text:p>
          </table:table-cell>
          <table:table-cell table:style-name="ce1" table:formula="of:=[.AA103]+1.96*[.AA104]/SQRT(99)" office:value-type="float" office:value="1373.85792844829">
            <text:p>1373.858</text:p>
          </table:table-cell>
          <table:table-cell table:style-name="ce1" table:formula="of:=[.AB103]+1.96*[.AB104]/SQRT(99)" office:value-type="float" office:value="3.58967289296497">
            <text:p>3.590</text:p>
          </table:table-cell>
          <table:table-cell table:style-name="ce1" table:formula="of:=[.AC103]+1.96*[.AC104]/SQRT(99)" office:value-type="float" office:value="90.5717550942668">
            <text:p>90.572</text:p>
          </table:table-cell>
          <table:table-cell table:style-name="ce1"/>
          <table:table-cell table:style-name="ce1" office:value-type="string">
            <text:p>Upper</text:p>
          </table:table-cell>
          <table:table-cell table:style-name="ce1" table:formula="of:=[.AF103]+1.96*[.AF104]/SQRT(99)" office:value-type="float" office:value="375.771265346496">
            <text:p>375.771</text:p>
          </table:table-cell>
          <table:table-cell table:style-name="ce1" table:formula="of:=[.AG103]+1.96*[.AG104]/SQRT(99)" office:value-type="float" office:value="2.34035170242561">
            <text:p>2.340</text:p>
          </table:table-cell>
          <table:table-cell table:style-name="ce1" table:formula="of:=[.AH103]+1.96*[.AH104]/SQRT(99)" office:value-type="float" office:value="86.9026278548848">
            <text:p>86.903</text:p>
          </table:table-cell>
          <table:table-cell table:style-name="ce1"/>
          <table:table-cell table:style-name="ce1" office:value-type="string">
            <text:p>Upper</text:p>
          </table:table-cell>
          <table:table-cell table:style-name="ce1" table:formula="of:=[.AK103]+1.96*[.AK104]/SQRT(99)" office:value-type="float" office:value="163.88890314345">
            <text:p>163.889</text:p>
          </table:table-cell>
          <table:table-cell table:style-name="ce1" table:formula="of:=[.AL103]+1.96*[.AL104]/SQRT(99)" office:value-type="float" office:value="0.839219900083287">
            <text:p>0.839</text:p>
          </table:table-cell>
          <table:table-cell table:style-name="ce1" table:formula="of:=[.AM103]+1.96*[.AM104]/SQRT(99)" office:value-type="float" office:value="79.9277446214309">
            <text:p>79.928</text:p>
          </table:table-cell>
          <table:table-cell table:style-name="ce1" table:number-columns-repeated="985"/>
        </table:table-row>
        <table:table-row table:style-name="ro1">
          <table:table-cell table:style-name="ce1" office:value-type="string">
            <text:p>CONF INTERVAL LENGTH</text:p>
          </table:table-cell>
          <table:table-cell table:style-name="ce1" table:formula="of:=[.B106]-[.B105]" office:value-type="float" office:value="111.765713069835">
            <text:p>111.766</text:p>
          </table:table-cell>
          <table:table-cell table:style-name="ce1" table:formula="of:=[.C106]-[.C105]" office:value-type="float" office:value="1.37459014767096">
            <text:p>1.375</text:p>
          </table:table-cell>
          <table:table-cell table:style-name="ce1" table:formula="of:=[.D106]-[.D105]" office:value-type="float" office:value="3.41756028066999">
            <text:p>3.418</text:p>
          </table:table-cell>
          <table:table-cell table:style-name="ce1"/>
          <table:table-cell table:style-name="ce1" office:value-type="string">
            <text:p>CONF INTERVAL LENGTH</text:p>
          </table:table-cell>
          <table:table-cell table:style-name="ce1" table:formula="of:=[.G106]-[.G105]" office:value-type="float" office:value="149.876470656558">
            <text:p>149.876</text:p>
          </table:table-cell>
          <table:table-cell table:style-name="ce1" table:formula="of:=[.H106]-[.H105]" office:value-type="float" office:value="0.307194222899119">
            <text:p>0.307</text:p>
          </table:table-cell>
          <table:table-cell table:style-name="ce1" table:formula="of:=[.I106]-[.I105]" office:value-type="float" office:value="3.25393756249977">
            <text:p>3.254</text:p>
          </table:table-cell>
          <table:table-cell table:style-name="ce1"/>
          <table:table-cell table:style-name="ce1" office:value-type="string">
            <text:p>CONF INTERVAL LENGTH</text:p>
          </table:table-cell>
          <table:table-cell table:style-name="ce1" table:formula="of:=[.L106]-[.L105]" office:value-type="float" office:value="55.0412500554462">
            <text:p>55.041</text:p>
          </table:table-cell>
          <table:table-cell table:style-name="ce1" table:formula="of:=[.M106]-[.M105]" office:value-type="float" office:value="0.228972858972201">
            <text:p>0.229</text:p>
          </table:table-cell>
          <table:table-cell table:style-name="ce1" table:formula="of:=[.N106]-[.N105]" office:value-type="float" office:value="4.40192220323792">
            <text:p>4.402</text:p>
          </table:table-cell>
          <table:table-cell table:style-name="ce1"/>
          <table:table-cell table:style-name="ce1" office:value-type="string">
            <text:p>CONF INTERVAL LENGTH</text:p>
          </table:table-cell>
          <table:table-cell table:style-name="ce1" table:formula="of:=[.Q106]-[.Q105]" office:value-type="float" office:value="47.1703753381537">
            <text:p>47.170</text:p>
          </table:table-cell>
          <table:table-cell table:style-name="ce1" table:formula="of:=[.R106]-[.R105]" office:value-type="float" office:value="0.587449798700507">
            <text:p>0.587</text:p>
          </table:table-cell>
          <table:table-cell table:style-name="ce1" table:formula="of:=[.S106]-[.S105]" office:value-type="float" office:value="4.44169077669989">
            <text:p>4.442</text:p>
          </table:table-cell>
          <table:table-cell table:style-name="ce1"/>
          <table:table-cell table:style-name="ce1" office:value-type="string">
            <text:p>CONF INTERVAL LENGTH</text:p>
          </table:table-cell>
          <table:table-cell table:style-name="ce1" table:formula="of:=[.V106]-[.V105]" office:value-type="float" office:value="342.490125913403">
            <text:p>342.490</text:p>
          </table:table-cell>
          <table:table-cell table:style-name="ce1" table:formula="of:=[.W106]-[.W105]" office:value-type="float" office:value="0.461832172786646">
            <text:p>0.462</text:p>
          </table:table-cell>
          <table:table-cell table:style-name="ce1" table:formula="of:=[.X106]-[.X105]" office:value-type="float" office:value="3.75858063591752">
            <text:p>3.759</text:p>
          </table:table-cell>
          <table:table-cell table:style-name="ce1"/>
          <table:table-cell table:style-name="ce1" office:value-type="string">
            <text:p>CONF INTERVAL LENGTH</text:p>
          </table:table-cell>
          <table:table-cell table:style-name="ce1" table:formula="of:=[.AA106]-[.AA105]" office:value-type="float" office:value="456.015856896587">
            <text:p>456.016</text:p>
          </table:table-cell>
          <table:table-cell table:style-name="ce1" table:formula="of:=[.AB106]-[.AB105]" office:value-type="float" office:value="1.13934578592995">
            <text:p>1.139</text:p>
          </table:table-cell>
          <table:table-cell table:style-name="ce1" table:formula="of:=[.AC106]-[.AC105]" office:value-type="float" office:value="3.82351018853359">
            <text:p>3.824</text:p>
          </table:table-cell>
          <table:table-cell table:style-name="ce1"/>
          <table:table-cell table:style-name="ce1" office:value-type="string">
            <text:p>CONF INTERVAL LENGTH</text:p>
          </table:table-cell>
          <table:table-cell table:style-name="ce1" table:formula="of:=[.AF106]-[.AF105]" office:value-type="float" office:value="161.882530692992">
            <text:p>161.883</text:p>
          </table:table-cell>
          <table:table-cell table:style-name="ce1" table:formula="of:=[.AG106]-[.AG105]" office:value-type="float" office:value="0.780703404851222">
            <text:p>0.781</text:p>
          </table:table-cell>
          <table:table-cell table:style-name="ce1" table:formula="of:=[.AH106]-[.AH105]" office:value-type="float" office:value="5.24525570976968">
            <text:p>5.245</text:p>
          </table:table-cell>
          <table:table-cell table:style-name="ce1"/>
          <table:table-cell table:style-name="ce1" office:value-type="string">
            <text:p>CONF INTERVAL LENGTH</text:p>
          </table:table-cell>
          <table:table-cell table:style-name="ce1" table:formula="of:=[.AK106]-[.AK105]" office:value-type="float" office:value="81.7978062869002">
            <text:p>81.798</text:p>
          </table:table-cell>
          <table:table-cell table:style-name="ce1" table:formula="of:=[.AL106]-[.AL105]" office:value-type="float" office:value="0.478439800166573">
            <text:p>0.478</text:p>
          </table:table-cell>
          <table:table-cell table:style-name="ce1" table:formula="of:=[.AM106]-[.AM105]" office:value-type="float" office:value="5.79548924286175">
            <text:p>5.795</text:p>
          </table:table-cell>
          <table:table-cell table:style-name="ce1" table:number-columns-repeated="98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5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2/12/2016</text:date>, <text:time>19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26:13.25</meta:creation-date>
    <dc:date>2016-12-02T19:35:37.03</dc:date>
    <meta:editing-duration>PT1H6M9S</meta:editing-duration>
    <meta:editing-cycles>7</meta:editing-cycles>
    <meta:generator>OpenOffice/4.1.2$Win32 OpenOffice.org_project/412m3$Build-9782</meta:generator>
    <meta:document-statistic meta:table-count="3" meta:cell-count="2600" meta:object-count="0"/>
  </office:meta>
</office:document-meta>
</file>